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 style:data-style-name="N2">
      <style:table-cell-properties fo:background-color="#ff00ff"/>
    </style:style>
    <style:style style:name="ce5" style:family="table-cell" style:parent-style-name="Default" style:data-style-name="N2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urrent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is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leep</text:p>
          </table:table-cell>
          <table:table-cell office:value-type="float" office:value="0.07" calcext:value-type="float">
            <text:p>0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mometer measure</text:p>
          </table:table-cell>
          <table:table-cell table:style-name="ce1" office:value-type="float" office:value="0.05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B2]*[.B6]" office:value-type="float" office:value="0.7" calcext:value-type="float">
            <text:p>0,7</text:p>
          </table:table-cell>
          <table:table-cell office:value-type="string" calcext:value-type="string">
            <text:p>mA.s</text:p>
          </table:table-cell>
          <table:table-cell/>
          <table:table-cell office:value-type="string" calcext:value-type="string">
            <text:p>10 mesures de 5s </text:p>
          </table:table-cell>
        </table:table-row>
        <table:table-row table:style-name="ro1">
          <table:table-cell office:value-type="string" calcext:value-type="string">
            <text:p>wind_vane</text:p>
          </table:table-cell>
          <table:table-cell table:style-name="ce1" office:value-type="float" office:value="0.12" calcext:value-type="float">
            <text:p>0,12</text:p>
          </table:table-cell>
          <table:table-cell office:value-type="string" calcext:value-type="string">
            <text:p>s</text:p>
          </table:table-cell>
          <table:table-cell table:formula="of:=[.B2]*[.B7]" office:value-type="float" office:value="1.68" calcext:value-type="float">
            <text:p>1,68</text:p>
          </table:table-cell>
          <table:table-cell office:value-type="string" calcext:value-type="string">
            <text:p>mA.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mesures / 10 min</text:p>
          </table:table-cell>
          <table:table-cell/>
          <table:table-cell table:style-name="ce3" table:formula="of:=([.D6]+[.D7])*2" office:value-type="float" office:value="4.76" calcext:value-type="float">
            <text:p>4,76</text:p>
          </table:table-cell>
          <table:table-cell office:value-type="string" calcext:value-type="string">
            <text:p>total mA.s</text:p>
          </table:table-cell>
          <table:table-cell table:style-name="ce6" table:formula="of:=[.D8]/SUM([.D$8:.D$11])" office:value-type="percentage" office:value="0.0210325199875219" calcext:value-type="percentage">
            <text:p>2,10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9]*[.B4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9]/SUM([.D$8:.D$11])" office:value-type="percentage" office:value="0.795347394486122" calcext:value-type="percentage">
            <text:p>79,53 %</text:p>
          </table:table-cell>
          <table:table-cell/>
        </table:table-row>
        <table:table-row table:style-name="ro1">
          <table:table-cell office:value-type="string" calcext:value-type="string">
            <text:p>Total / 10 min</text:p>
          </table:table-cell>
          <table:table-cell table:formula="of:=([.B6]+[.B7])*2+[.B9]" office:value-type="float" office:value="6.34" calcext:value-type="float">
            <text:p>6,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table:formula="of:=[.D10]/SUM([.D$8:.D$11])" office:value-type="percentage" office:value="0" calcext:value-type="percentage">
            <text:p>0,00 %</text:p>
          </table:table-cell>
          <table:table-cell/>
        </table:table-row>
        <table:table-row table:style-name="ro1">
          <table:table-cell office:value-type="string" calcext:value-type="string">
            <text:p>deepsleep</text:p>
          </table:table-cell>
          <table:table-cell table:formula="of:=10*60-[.B10]" office:value-type="float" office:value="593.66" calcext:value-type="float">
            <text:p>593,66</text:p>
          </table:table-cell>
          <table:table-cell office:value-type="string" calcext:value-type="string">
            <text:p>s</text:p>
          </table:table-cell>
          <table:table-cell table:style-name="ce4" table:formula="of:=[.B11]*[.B3]" office:value-type="float" office:value="41.5562" calcext:value-type="float">
            <text:p>41,56</text:p>
          </table:table-cell>
          <table:table-cell office:value-type="string" calcext:value-type="string">
            <text:p>mA.s</text:p>
          </table:table-cell>
          <table:table-cell table:style-name="ce6" table:formula="of:=[.D11]/SUM([.D$8:.D$11])" office:value-type="percentage" office:value="0.183620085526357" calcext:value-type="percentage">
            <text:p>18,36 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8]+[.D9]+[.D11])/3600" office:value-type="float" office:value="9.052648" calcext:value-type="float">
            <text:p>9,05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formula="of:=[.D13]*30" office:value-type="float" office:value="271.57944" calcext:value-type="float">
            <text:p>271,579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formula="of:=[.D13]*365" office:value-type="float" office:value="3304.21652" calcext:value-type="float">
            <text:p>3304,21652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21:45:43.375290080</meta:creation-date>
    <dc:date>2021-05-19T22:53:18.262350879</dc:date>
    <meta:editing-duration>PT15M53S</meta:editing-duration>
    <meta:editing-cycles>3</meta:editing-cycles>
    <meta:generator>LibreOffice/6.0.7.3$Linux_X86_64 LibreOffice_project/00m0$Build-3</meta:generator>
    <meta:document-statistic meta:table-count="1" meta:cell-count="48" meta:object-count="0"/>
  </office:meta>
</office:document-meta>
</file>